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085792" calcext:value-type="float">
            <text:p>284.0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1032" calcext:value-type="float">
            <text:p>288.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8168" calcext:value-type="float">
            <text:p>286.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5976" calcext:value-type="float">
            <text:p>285.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5976" calcext:value-type="float">
            <text:p>285.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176" calcext:value-type="float">
            <text:p>293.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272" calcext:value-type="float">
            <text:p>293.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1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2696" calcext:value-type="float">
            <text:p>328.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1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008" calcext:value-type="float">
            <text:p>311.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544" calcext:value-type="float">
            <text:p>244.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36" calcext:value-type="float">
            <text:p>249.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201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8064" calcext:value-type="float">
            <text:p>279.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702</text:p>
          </table:table-cell>
          <table:table-cell office:value-type="string" calcext:value-type="string">
            <text:p>Woodrow-Osceola WSC</text:p>
          </table:table-cell>
          <table:table-cell office:value-type="string" calcext:value-type="string">
            <text:p>198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124" calcext:value-type="float">
            <text:p>230.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